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.534cm" draw:shadow="hidden" draw:shadow-offset-x="0.071cm" draw:shadow-offset-y="0.071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1.376cm" fo:min-width="0.08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26pt" fo:font-weight="bold"/>
    </style:style>
    <style:style style:name="P3" style:family="paragraph">
      <loext:graphic-properties draw:fill-color="#000000"/>
      <style:paragraph-properties fo:text-align="center"/>
    </style:style>
    <style:style style:name="T1" style:family="text">
      <style:text-properties fo:font-size="26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.034cm" svg:height="1.276cm" svg:x="1.302cm" svg:y="2.142cm">
          <draw:text-box>
            <text:p text:style-name="P1"><text:span text:style-name="T1">SW</text:span></text:p>
          </draw:text-box>
        </draw:frame>
        <draw:custom-shape draw:style-name="gr2" draw:text-style-name="P3" draw:layer="layout" svg:width="0.584cm" svg:height="1.626cm" svg:x="0.848cm" svg:y="0.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84cm" svg:height="1.626cm" svg:x="1.762cm" svg:y="0.6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Form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3.2cm" fo:page-height="3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illes Mouchard</meta:initial-creator>
    <meta:creation-date>2019-02-12T11:15:28.650283939</meta:creation-date>
    <dc:date>2019-11-21T13:14:32.329909961</dc:date>
    <dc:creator>Gilles Mouchard</dc:creator>
    <meta:editing-duration>PT6H33M10S</meta:editing-duration>
    <meta:editing-cycles>26</meta:editing-cycles>
    <meta:generator>LibreOffice/6.2.3.2$Linux_X86_64 LibreOffice_project/20$Build-2</meta:generator>
    <meta:document-statistic meta:object-count="3"/>
  </office:meta>
</office:document-meta>
</file>